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fo:font-size="12pt" officeooo:rsid="001811c0" officeooo:paragraph-rsid="001811c0" style:font-size-asian="10.5pt" style:font-size-complex="12pt"/>
    </style:style>
    <style:style style:name="P3" style:family="paragraph" style:parent-style-name="Standard">
      <style:paragraph-properties fo:text-align="justify" style:justify-single-word="false"/>
      <style:text-properties fo:font-size="12pt" fo:font-weight="bold" officeooo:rsid="001811c0" officeooo:paragraph-rsid="001811c0" style:font-size-asian="10.5pt" style:font-weight-asian="bold" style:font-size-complex="12pt" style:font-weight-complex="bold"/>
    </style:style>
    <style:style style:name="P4" style:family="paragraph" style:parent-style-name="Standard">
      <style:paragraph-properties fo:text-align="center" style:justify-single-word="false"/>
      <style:text-properties fo:font-weight="bold" style:font-weight-asian="bold" style:font-weight-complex="bold"/>
    </style:style>
    <style:style style:name="T1" style:family="text">
      <style:text-properties fo:font-size="15pt" officeooo:rsid="001811c0" style:font-size-asian="15pt" style:font-size-complex="15pt"/>
    </style:style>
    <style:style style:name="T2" style:family="text">
      <style:text-properties officeooo:rsid="00181ae8"/>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Hospital Management System</text:span></text:p>
      <text:p text:style-name="P1"><text:span text:style-name="T1"/></text:p>
      <text:p text:style-name="P3">Abstract:</text:p>
      <text:p text:style-name="P2"><text:tab/>“Hospital management system” is useful to maintain the information regarding hospital working so that we can avoid maintaing paper based recods which makes an efficient and safe information management and the orginizer can aslo monitor the working of hospital.Hence I have proposed Hospital management system.<text:span text:style-name="T2">In this project I have used Django web framework for effective user interface.where the admin of the hospital have to signup/login into site then he can add, view, remove doctors details,can view the patient recods,adding new patient and the doctor can login into site then he can apply for the job,can see the patients details,can update appointments and the patient can login into the site then he/she can register for an appointment.</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7-12T22:24:53.711196145</meta:creation-date>
    <dc:date>2021-07-12T22:52:10.378041888</dc:date>
    <meta:editing-duration>PT6M6S</meta:editing-duration>
    <meta:editing-cycles>1</meta:editing-cycles>
    <meta:document-statistic meta:table-count="0" meta:image-count="0" meta:object-count="0" meta:page-count="1" meta:paragraph-count="3" meta:word-count="120" meta:character-count="781" meta:non-whitespace-character-count="663"/>
    <meta:generator>LibreOffice/6.0.7.3$Linux_X86_64 LibreOffice_project/00m0$Build-3</meta:generator>
  </office:meta>
</office:document-meta>
</file>